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meline of the Red Lady's Children</text:h>
      <text:h text:style-name="Heading_20_2" text:outline-level="2">Creation Mythos Thoughts</text:h>
      <text:h text:style-name="Heading_20_3" text:outline-level="3">Vilyan</text:h>
      <text:p text:style-name="Text_20_body">Unwilling Secretive Goddess</text:p>
      <text:p text:style-name="Text_20_body">Emphasis on maintaining favor with Vilyan to help protect them from the Machine when they die.</text:p>
      <text:p text:style-name="Text_20_body">Visualised as: Red Eyeless Female, One without hunger, One blind to hunger, Minder of the balanced home </text:p>
      <text:h text:style-name="Heading_20_3" text:outline-level="3">Machine</text:h>
      <text:p text:style-name="Text_20_body">Creator and harvester of sorrow</text:p>
      <text:p text:style-name="Text_20_body">Fear of the machine ending the cyle of their rebirth once at peace</text:p>
      <text:p text:style-name="Text_20_body">Visualized as: Ever hunger, Clacking maw, Predator among teeth, The starved one</text:p>
      <text:h text:style-name="Heading_20_3" text:outline-level="3">Kreen</text:h>
      <text:p text:style-name="Text_20_body">A personified existance of Kreen does not exist; likened instead to the concept of their world, (like earth, not gaia)</text:p>
      <text:p text:style-name="Text_20_body">Kreen isn't aware of them due to the storm's deafening racket and hasn't gone down to the reservoir since installing the intake filter.</text:p>
      <text:p text:style-name="Text_20_body"/>
      <text:p text:style-name="Text_20_body">Violent, hyperompetitive history before interaction with Vilyan</text:p>
      <text:p text:style-name="Text_20_body">Primary component of society is underwater</text:p>
      <text:h text:style-name="Heading_20_2" text:outline-level="2">Society flow</text:h>
      <text:p text:style-name="Text_20_body">Clutch -&gt; Tribal -&gt; Despotism -&gt; Gnostic Socialist</text:p>
      <text:p text:style-name="Text_20_body">Green societal structure foused on subsistence within resources availible</text:p>
      <text:p text:style-name="Text_20_body">Gnostic leader – Shaman or High Monk</text:p>
      <text:p text:style-name="Text_20_body">Taoist?</text:p>
      <text:h text:style-name="Heading_20_2" text:outline-level="2">Resources</text:h>
      <text:p text:style-name="P1">Fish (Manyfish)</text:p>
      <text:p text:style-name="P1">Bone</text:p>
      <text:p text:style-name="P1">Fungus (Water or wall wart)</text:p>
      <text:p text:style-name="P1">Webbing (Rare)</text:p>
      <text:p text:style-name="P1">Kelp</text:p>
      <text:p text:style-name="P1">Bone</text:p>
      <text:h text:style-name="Heading_20_2" text:outline-level="2">Timeline</text:h>
      <text:h text:style-name="Heading_20_3" text:outline-level="3">Distant</text:h>
      <text:p text:style-name="Text_20_body">Unclear, genetic memory</text:p>
      <text:p text:style-name="Text_20_body">Living on seaweed islands near reservoir outtake gathering fish</text:p>
      <text:p text:style-name="Text_20_body">Partly cannibalistic to survive</text:p>
      <text:p text:style-name="Text_20_body">Lost many to gliders</text:p>
      <text:h text:style-name="Heading_20_3" text:outline-level="3">Prehistoric Era</text:h>
      <text:p text:style-name="Text_20_body">Hollowing out wall warts for housing and protection</text:p>
      <text:p text:style-name="Text_20_body">Territory in clutch groups for wart housing</text:p>
      <text:p text:style-name="Text_20_body">Largest wall wart colony near a surface water fungus colony gains the most territory and the first diverse group forms</text:p>
      <text:h text:style-name="Heading_20_3" text:outline-level="3">Colonial Era</text:h>
      <text:p text:style-name="Text_20_body">Swimmers catching fish enter air pocket of largest water fungus colony and construct fishing cave from hollowed caves</text:p>
      <text:p text:style-name="Text_20_body">Fishing huts begin diving to gather water fungus nodes and practice spreads</text:p>
      <text:h text:style-name="Heading_20_3" text:outline-level="3">Farming Era</text:h>
      <text:p text:style-name="Text_20_body">With land and housing more availible farming begins of native flora</text:p>
      <text:p text:style-name="Text_20_body">With stored food division of labor occurs and leader cast asserts control</text:p>
      <text:p text:style-name="Text_20_body">War over scarse lands inreases mortality rate and first underwater colony is lost</text:p>
      <text:p text:style-name="Text_20_body">Tribal warfare is ignited and the majority of hostile males are exterminated</text:p>
      <text:h text:style-name="Heading_20_3" text:outline-level="3">Rise Of The Great Red Lady</text:h>
      <text:p text:style-name="Text_20_body">One creative-obsessed member attracts Vilyan's attention and he eventually notices her</text:p>
      <text:p text:style-name="Text_20_body">Individual develops wild talent for communication and begins to interact with her as a diety</text:p>
      <text:p text:style-name="Text_20_body">Vilyan starts avoiding them but is repeatedly sought out as other wild talents appear and belief in her as a protective diety spreads</text:p>
      <text:p text:style-name="Text_20_body">Prolific spread of worship and repeated consorting by now religious leaders sees her begrudging tending but is ignored at her insistance at not being a diety</text:p>
      <text:p text:style-name="Text_20_body">Society of major city begins to convert and leader is overthrown in theocratic coup</text:p>
      <text:p text:style-name="Text_20_body">Other cities begin to fall in line as their society begins to become fully theocratic</text:p>
      <text:h text:style-name="Heading_20_3" text:outline-level="3">Contended Machine Era</text:h>
      <text:p text:style-name="Text_20_body">Some of the more hostile males make contat with the machine and a splinter faction results</text:p>
      <text:p text:style-name="Text_20_body">Settlers move in a further location with assassistance provided through contact with machine</text:p>
      <text:p text:style-name="Text_20_body">Peaceful tribe fends off initial attacks and holds its borders</text:p>
      <text:p text:style-name="Text_20_body">First career peacekeepers arise</text:p>
      <text:p text:style-name="Text_20_body">Some tribes are converted to worshipping the machineand territory lines are drawn</text:p>
      <text:p text:style-name="Text_20_body">Underwater corridors are constructed for defensive purposes</text:p>
      <text:h text:style-name="Heading_20_3" text:outline-level="3">Resource war (Modern)</text:h>
      <text:p text:style-name="Text_20_body">Deep diving for more water fungus colonies, large specimens are dragged into shallow waters</text:p>
      <text:p text:style-name="Text_20_body">Organic material is dredged from the bottom for growing plants</text:p>
      <text:p text:style-name="Text_20_body">Vilyan sends seeds via glass crayfish</text:p>
      <text:p text:style-name="Text_20_body">Sabatoge theft common from machine tribe </text:p>
      <text:p text:style-name="Text_20_body">Shaman leaders learn from Vilyan to combat machine's influe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.2598in" fo:margin-right="0in" fo:margin-top="0in" fo:margin-bottom="0in" fo:text-indent="0in" style:auto-text-indent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/>
      <style:text-properties style:font-name="Arial Black" fo:font-size="130%" fo:font-weight="900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padding="0in" fo:border-left="none" fo:border-right="none" fo:border-top="none" fo:border-bottom="0.0138in solid #000000" style:shadow="none"/>
      <style:text-properties style:font-name="Arial Black" fo:font-size="14pt" fo:font-style="normal" fo:font-weight="900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shadow="none"/>
      <style:text-properties fo:font-size="14pt" style:text-underline-style="dash" style:text-underline-width="auto" style:text-underline-color="font-color" fo:font-weight="normal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in" fo:margin-bottom="0.1in" fo:margin-left="0.1in" fo:margin-right="0.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7H01M57S</meta:editing-duration>
    <meta:editing-cycles>9</meta:editing-cycles>
    <meta:generator>OpenOffice.org/3.1$Win32 OpenOffice.org_project/310m11$Build-9399</meta:generator>
    <dc:date>2009-10-13T23:08:51.45</dc:date>
    <meta:document-statistic meta:table-count="0" meta:image-count="0" meta:object-count="0" meta:page-count="1" meta:paragraph-count="65" meta:word-count="538" meta:character-count="3395"/>
    <meta:user-defined meta:name="Info 1"/>
    <meta:user-defined meta:name="Info 2"/>
    <meta:user-defined meta:name="Info 3"/>
    <meta:user-defined meta:name="Info 4"/>
  </office:meta>
</office:document-meta>
</file>